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a99" officeooo:paragraph-rsid="000fba99"/>
    </style:style>
    <style:style style:name="P2" style:family="paragraph" style:parent-style-name="Standard">
      <style:text-properties officeooo:rsid="000fba99" officeooo:paragraph-rsid="0010973b"/>
    </style:style>
    <style:style style:name="P3" style:family="paragraph" style:parent-style-name="Standard">
      <style:text-properties officeooo:rsid="00110bfe" officeooo:paragraph-rsid="00110bfe"/>
    </style:style>
    <style:style style:name="P4" style:family="paragraph" style:parent-style-name="Standard">
      <style:text-properties officeooo:rsid="00110bfe" officeooo:paragraph-rsid="0011dec4"/>
    </style:style>
    <style:style style:name="T1" style:family="text">
      <style:text-properties officeooo:rsid="0010973b"/>
    </style:style>
    <style:style style:name="T2" style:family="text">
      <style:text-properties officeooo:rsid="0011d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cion 2 de ejercicios tema 1</text:p>
      <text:p text:style-name="P1"/>
      <text:p text:style-name="P1">1)</text:p>
      <text:p text:style-name="P1">3 mod 17 = 3</text:p>
      <text:p text:style-name="P1">12 mod 17 = 12 </text:p>
      <text:p text:style-name="P1">25 mod 17 = 8 <text:s/></text:p>
      <text:p text:style-name="P2">19 mod 17 = 2</text:p>
      <text:p text:style-name="P2"/>
      <text:p text:style-name="P2"><text:span text:style-name="T1">2)</text:span></text:p>
      <text:p text:style-name="P2"><text:span text:style-name="T1">Secuencial: Iría leyendo del 1 hasta llegar al 2003 </text:span></text:p>
      <text:p text:style-name="P2"><text:span text:style-name="T1">Directo: 2003 mod 1009 = 994</text:span> </text:p>
      <text:p text:style-name="P2"/>
      <text:p text:style-name="P3">3)</text:p>
      <text:p text:style-name="P3">A.- El numero por el numero de registro entre 1000 : (n.º <text:span text:style-name="T2">+</text:span> nºregistro) / 1<text:span text:style-name="T2">0</text:span>0<text:span text:style-name="T2">9</text:span>;</text:p>
      <text:p text:style-name="P4">B.- <text:s/>- <text:span text:style-name="T2">(2369 * 0,2) = </text:span></text:p>
      <text:p text:style-name="P4"><text:s text:c="7"/>- <text:span text:style-name="T2">(3760 + 10) / 1000 = 3770 /1000 = 3,770</text:span></text:p>
      <text:p text:style-name="P4"><text:s text:c="7"/>- <text:span text:style-name="T2">(4692 + 10) / 1000= 4702 / 1000 = 4,702</text:span></text:p>
      <text:p text:style-name="P4"><text:s text:c="7"/>- <text:span text:style-name="T2">(4871 + 10) /1000 = 4881/ 1000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2:29:04.058441975</meta:creation-date>
    <dc:date>2016-10-18T13:02:10.903487793</dc:date>
    <meta:editing-duration>PT2M1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96" meta:character-count="411" meta:non-whitespace-character-count="301"/>
  </office:meta>
</office:document-meta>
</file>